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36cm" table:align="center"/>
    </style:style>
    <style:style style:name="Table1.A" style:family="table-column">
      <style:table-column-properties style:column-width="4.685cm"/>
    </style:style>
    <style:style style:name="Table1.B" style:family="table-column">
      <style:table-column-properties style:column-width="4.475cm"/>
    </style:style>
    <style:style style:name="Table1.C" style:family="table-column">
      <style:table-column-properties style:column-width="3.919cm"/>
    </style:style>
    <style:style style:name="Table1.D" style:family="table-column">
      <style:table-column-properties style:column-width="5.957cm"/>
    </style:style>
    <style:style style:name="Table1.A1" style:family="table-cell">
      <style:table-cell-properties style:vertical-align="middle" fo:padding-left="0.191cm" fo:padding-right="0.191cm" fo:padding-top="0.049cm" fo:padding-bottom="0.049cm" fo:border="1pt solid #000000"/>
    </style:style>
    <style:style style:name="Table1.B1" style:family="table-cell">
      <style:table-cell-properties style:vertical-align="middle"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style:vertical-align="middle"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style:vertical-align="middle" fo:padding-left="0cm" fo:padding-right="0.191cm" fo:padding-top="0cm" fo:padding-bottom="0.049cm" fo:border-left="none" fo:border-right="1pt solid #000000" fo:border-top="none" fo:border-bottom="1pt solid #000000"/>
    </style:style>
    <style:style style:name="Table1.D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7" style:family="table-row">
      <style:table-row-properties style:min-row-height="1.402cm"/>
    </style:style>
    <style:style style:name="Table1.D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8" style:family="table-row">
      <style:table-row-properties style:min-row-height="2.514cm"/>
    </style:style>
    <style:style style:name="Table1.D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9" style:family="table-row">
      <style:table-row-properties style:min-row-height="2.011cm"/>
    </style:style>
    <style:style style:name="Table1.D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10" style:family="table-row">
      <style:table-row-properties style:min-row-height="1.72cm"/>
    </style:style>
    <style:style style:name="Table1.D10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11" style:family="table-row">
      <style:table-row-properties style:min-row-height="1.931cm"/>
    </style:style>
    <style:style style:name="Table1.D11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1.D1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Table2" style:family="table">
      <style:table-properties style:width="18cm" table:align="center"/>
    </style:style>
    <style:style style:name="Table2.A" style:family="table-column">
      <style:table-column-properties style:column-width="4.554cm"/>
    </style:style>
    <style:style style:name="Table2.B" style:family="table-column">
      <style:table-column-properties style:column-width="3.919cm"/>
    </style:style>
    <style:style style:name="Table2.C" style:family="table-column">
      <style:table-column-properties style:column-width="9.527cm"/>
    </style:style>
    <style:style style:name="Table2.A1" style:family="table-cell">
      <style:table-cell-properties style:vertical-align="middle" fo:padding-left="0.101cm" fo:padding-right="0.101cm" fo:padding-top="0.049cm" fo:padding-bottom="0.049cm" fo:border="1pt solid #000000"/>
    </style:style>
    <style:style style:name="Table2.B1" style:family="table-cell">
      <style:table-cell-properties style:vertical-align="middle" fo:padding-left="0cm" fo:padding-right="0.101cm" fo:padding-top="0.049cm" fo:padding-bottom="0.049cm" fo:border-left="none" fo:border-right="1pt solid #000000" fo:border-top="1pt solid #000000" fo:border-bottom="1pt solid #000000"/>
    </style:style>
    <style:style style:name="Table2.A2" style:family="table-cell">
      <style:table-cell-properties style:vertical-align="middle" fo:padding-left="0.101cm" fo:padding-right="0.101cm" fo:padding-top="0cm" fo:padding-bottom="0.049cm" fo:border-left="1pt solid #000000" fo:border-right="1pt solid #000000" fo:border-top="none" fo:border-bottom="1pt solid #000000"/>
    </style:style>
    <style:style style:name="Table2.B2" style:family="table-cell">
      <style:table-cell-properties style:vertical-align="middle" fo:padding-left="0cm" fo:padding-right="0.101cm" fo:padding-top="0cm" fo:padding-bottom="0.049cm" fo:border-left="none" fo:border-right="1pt solid #000000" fo:border-top="none" fo:border-bottom="1pt solid #000000"/>
    </style:style>
    <style:style style:name="Table3" style:family="table">
      <style:table-properties style:width="18cm" table:align="center"/>
    </style:style>
    <style:style style:name="Table3.A" style:family="table-column">
      <style:table-column-properties style:column-width="4.625cm"/>
    </style:style>
    <style:style style:name="Table3.B" style:family="table-column">
      <style:table-column-properties style:column-width="3.919cm"/>
    </style:style>
    <style:style style:name="Table3.C" style:family="table-column">
      <style:table-column-properties style:column-width="9.456cm"/>
    </style:style>
    <style:style style:name="Table3.A1" style:family="table-cell">
      <style:table-cell-properties style:vertical-align="middle" fo:padding-left="0.101cm" fo:padding-right="0.101cm" fo:padding-top="0.049cm" fo:padding-bottom="0.049cm" fo:border="1pt solid #000000"/>
    </style:style>
    <style:style style:name="Table3.B1" style:family="table-cell">
      <style:table-cell-properties style:vertical-align="middle" fo:padding-left="0cm" fo:padding-right="0.101cm" fo:padding-top="0.049cm" fo:padding-bottom="0.049cm" fo:border-left="none" fo:border-right="1pt solid #000000" fo:border-top="1pt solid #000000" fo:border-bottom="1pt solid #000000"/>
    </style:style>
    <style:style style:name="P1" style:family="paragraph" style:parent-style-name="Text_20_body">
      <style:text-properties fo:font-size="14pt" style:font-size-asian="14pt" style:font-size-complex="14pt"/>
    </style:style>
    <style:style style:name="P2" style:family="paragraph" style:parent-style-name="Text_20_body" style:list-style-name="L4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style:font-size-asian="12.25pt" style:font-size-complex="14pt"/>
    </style:style>
    <style:style style:name="P4" style:family="paragraph" style:parent-style-name="Text_20_body">
      <style:text-properties style:font-name="Times New Roman" fo:font-size="14pt" style:font-size-asian="14pt" style:font-size-complex="14pt"/>
    </style:style>
    <style:style style:name="P5" style:family="paragraph" style:parent-style-name="Heading_20_1">
      <style:paragraph-properties fo:margin-left="0cm" fo:margin-right="0cm" fo:text-indent="0cm" style:auto-text-indent="false"/>
    </style:style>
    <style:style style:name="P6" style:family="paragraph" style:parent-style-name="Table_20_Contents">
      <style:paragraph-properties fo:margin-top="0cm" fo:margin-bottom="0.499cm"/>
      <style:text-properties fo:font-size="14pt" style:font-size-asian="14pt" style:font-size-complex="14pt"/>
    </style:style>
    <style:style style:name="P7" style:family="paragraph" style:parent-style-name="Table_20_Contents" style:list-style-name="L2">
      <style:paragraph-properties fo:margin-top="0cm" fo:margin-bottom="0.499cm"/>
      <style:text-properties fo:font-size="14pt" style:font-size-asian="14pt" style:font-size-complex="14pt"/>
    </style:style>
    <style:style style:name="P8" style:family="paragraph" style:parent-style-name="Table_20_Contents" style:list-style-name="L2">
      <style:paragraph-properties fo:margin-top="0cm" fo:margin-bottom="0.499cm"/>
      <style:text-properties fo:font-size="14pt" fo:language="en" fo:country="US" style:font-size-asian="14pt" style:font-size-complex="14pt"/>
    </style:style>
    <style:style style:name="P9" style:family="paragraph" style:parent-style-name="Table_20_Contents">
      <style:paragraph-properties fo:margin-left="0cm" fo:margin-right="1cm" fo:margin-top="0cm" fo:margin-bottom="0.499cm" fo:text-indent="0cm" style:auto-text-indent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margin-left="0cm" fo:margin-right="1cm" fo:margin-top="0cm" fo:margin-bottom="0.499cm" fo:text-indent="0cm" style:auto-text-indent="false"/>
      <style:text-properties fo:font-size="14pt" fo:language="en" fo:country="US" style:font-size-asian="14pt" style:font-size-complex="14pt"/>
    </style:style>
    <style:style style:name="P11" style:family="paragraph" style:parent-style-name="Quotations">
      <style:paragraph-properties fo:margin-left="0cm" fo:margin-right="1cm" fo:margin-top="0cm" fo:margin-bottom="0.499cm" fo:text-indent="0cm" style:auto-text-indent="false"/>
      <style:text-properties fo:font-size="14pt" style:font-size-asian="14pt" style:font-size-complex="14pt"/>
    </style:style>
    <style:style style:name="P12" style:family="paragraph" style:parent-style-name="Quotations" style:list-style-name="L1">
      <style:paragraph-properties fo:margin-left="0cm" fo:margin-right="1cm" fo:margin-top="0cm" fo:margin-bottom="0.499cm" fo:text-indent="0cm" style:auto-text-indent="false"/>
      <style:text-properties fo:font-size="14pt" style:font-size-asian="14pt" style:font-size-complex="14pt"/>
    </style:style>
    <style:style style:name="P13" style:family="paragraph" style:parent-style-name="Quotations" style:list-style-name="L1">
      <style:paragraph-properties fo:margin-left="0cm" fo:margin-right="1cm" fo:margin-top="0cm" fo:margin-bottom="0cm" fo:text-indent="0cm" style:auto-text-indent="false"/>
      <style:text-properties fo:font-size="14pt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weight-complex="normal"/>
    </style:style>
    <style:style style:name="T7" style:family="text">
      <style:text-properties fo:font-style="italic" fo:font-weight="bold"/>
    </style:style>
    <style:style style:name="T8" style:family="text">
      <style:text-properties style:font-name="Symbol"/>
    </style:style>
    <style:style style:name="T9" style:family="text">
      <style:text-properties fo:color="#000000"/>
    </style:style>
    <style:style style:name="T10" style:family="text">
      <style:text-properties fo:color="#000000" fo:font-style="italic"/>
    </style:style>
    <style:style style:name="T11" style:family="text">
      <style:text-properties fo:color="#000000" fo:font-style="italic" fo:font-weight="bold"/>
    </style:style>
    <style:style style:name="T12" style:family="text">
      <style:text-properties fo:color="#000000" style:font-name="Times New Roman"/>
    </style:style>
    <style:style style:name="T13" style:family="text">
      <style:text-properties fo:color="#000000" style:font-name="Times New Roman" fo:font-style="italic"/>
    </style:style>
    <style:style style:name="T14" style:family="text">
      <style:text-properties fo:color="#000000" style:font-name="Times New Roman" fo:font-style="italic" fo:font-weight="bold"/>
    </style:style>
    <style:style style:name="T15" style:family="text">
      <style:text-properties fo:color="#000000" style:font-name="Times New Roman" fo:font-size="14pt" fo:font-style="italic" fo:font-weight="bold" style:font-size-asian="14pt" style:font-size-complex="14pt"/>
    </style:style>
    <style:style style:name="T16" style:family="text">
      <style:text-properties fo:color="#000000" style:font-name="Times New Roman" fo:font-size="14pt" fo:font-style="italic" style:font-size-asian="14pt" style:font-size-complex="14pt"/>
    </style:style>
    <style:style style:name="T17" style:family="text">
      <style:text-properties fo:color="#000000" style:font-name="Times New Roman" fo:font-size="14pt" style:font-size-asian="14pt" style:font-size-complex="14pt"/>
    </style:style>
    <style:style style:name="T18" style:family="text">
      <style:text-properties fo:text-transform="uppercase"/>
    </style:style>
    <style:style style:name="T19" style:family="text">
      <style:text-properties fo:text-transform="uppercase" fo:letter-spacing="-0.011cm"/>
    </style:style>
    <style:style style:name="T20" style:family="text">
      <style:text-properties fo:letter-spacing="-0.011cm"/>
    </style:style>
    <style:style style:name="T21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Вопрос 7. Назначение унифицированного языка моделирования. Элементы языка. Семантика языка. Графическая нотация.</text:h>
      <text:h text:style-name="Heading_20_2" text:outline-level="2">Назначение унифицированного языка</text:h>
      <text:p text:style-name="P1">UML <text:span text:style-name="T1">(Unified Modeling Language)</text:span> - унифицированный язык моделирования.</text:p>
      <text:p text:style-name="P6">UML <text:span text:style-name="T1">-</text:span> графический язык моделирования общего назначения, предназначенный для <text:span text:style-name="T3">спецификации</text:span>, <text:span text:style-name="T3">визуализации</text:span>, <text:span text:style-name="T3">проектирования</text:span> и <text:span text:style-name="T3">документирования</text:span> всех артефактов <text:span text:style-name="T5">(компонентов),</text:span> создаваемых в ходе разработки.</text:p>
      <text:p text:style-name="P11"><text:span text:style-name="T3">Спецификация</text:span>- подробное описание системы, которое полностью определяет ее цель и функциональные возможности. Различают:</text:p>
      <text:list xml:id="list43384052" text:style-name="L1">
        <text:list-item>
          <text:p text:style-name="P13">словесные спецификации на естественном языке;</text:p>
        </text:list-item>
        <text:list-item>
          <text:p text:style-name="P13">модельные спецификации (спецификации в графической нотации, которые наиболее наглядны для всех участников проектирования системы);</text:p>
        </text:list-item>
        <text:list-item>
          <text:p text:style-name="P12">формальные спецификации.</text:p>
        </text:list-item>
      </text:list>
      <text:p text:style-name="P3"><text:span text:style-name="T4">Визуализация. </text:span><text:span text:style-name="T6">Под визуализацией в </text:span><text:span text:style-name="T2">UML </text:span><text:span text:style-name="T6">подразумеваются модельные спецификации.</text:span></text:p>
      <text:p text:style-name="P9"><text:span text:style-name="T4">Проектирование</text:span>. UML позволяет строить модели программных систем. По этим моделям потом может производиться генерация каркасного кода проектируемых приложений. Более того, возможен процесс, который часто называют "реверс-инжинирингом", - т.е. создание UML-модели из существующего кода приложения.</text:p>
      <text:p text:style-name="P9"><text:span text:style-name="T4">Документирование.</text:span> По большому счету, UML-модели сами по себе уже являются документами. Причем любой элемент на любой диаграмме может быть снабжен «ноутсом» - текстовым комментарием. Т.е. построение набора диаграмм уже является процессом документирования будущей системы. Более того, большинство инструментов UML-проектирования умеют извлекать текстовую информацию из моделей и генерировать относительно удобочитаемые тексты.</text:p>
      <text:p text:style-name="P9">UML можно использовать для рисования картинок, которые можно использовать для коммуникаций внутри команды и в ходе взаимодействия с заказчиком, т.е. он может служить средством обмена информацией. Кроме этого, UML является отличным средством спецификации систем, причем спецификации в процессе разработки. Разработанные архитектурные решения, задокументированные с помощью UML, могут быть использованы повторно.</text:p>
      <text:p text:style-name="P10">UML <text:span text:style-name="T5">использовать нельзя:</text:span></text:p>
      <text:list xml:id="list43525811" text:style-name="L2">
        <text:list-item>
          <text:p text:style-name="P8"><text:span text:style-name="T5">UML не является языком программирования, хотя существуют средства выполнения UML-моделей как интерпретируемого кода (Unimod, FLORA и др.) и возможна, как уже говорилось выше, кодогенерация. Несмотря на это, UML - средство не программирования, а моделирования, т. е. создания не программ, а моделей любого уровня абстракции для систем из любой предметной области;</text:span></text:p>
        </text:list-item>
        <text:list-item>
          <text:p text:style-name="P8"><text:span text:style-name="T5">UML не является и спецификацией какого бы то ни было инструмента моделирования, хотя такие инструменты имеются;</text:span></text:p>
        </text:list-item>
        <text:list-item>
          <text:p text:style-name="P7"><text:soft-page-break/><text:span text:style-name="T5">UML не является и моделью какого-либо процесса разработки. UML можно использовать независимо от того, какую методологию разработки ПО вы используете.</text:span></text:p>
        </text:list-item>
      </text:list>
      <text:h text:style-name="Heading_20_2" text:outline-level="2"><text:span text:style-name="T5">Элементы языка</text:span></text:h>
      <text:p text:style-name="P1">Вообще же, в UML используется четыре вида элементов нотации:</text:p>
      <text:list xml:id="list20257473" text:style-name="L4">
        <text:list-item>
          <text:p text:style-name="P2">фигуры,</text:p>
        </text:list-item>
        <text:list-item>
          <text:p text:style-name="P2">линии,</text:p>
        </text:list-item>
        <text:list-item>
          <text:p text:style-name="P2">значки,</text:p>
        </text:list-item>
        <text:list-item>
          <text:p text:style-name="P2">надписи.</text:p>
        </text:list-item>
      </text:list>
      <text:p text:style-name="P1">Разберем все по порядку. Фигуры используются "плоские" - прямоугольники, эллипсы, ромбы и т. д. Но есть одно исключение - как мы увидим далее, на диаграмме развертывания для обозначения узлов инфраструктуры применяется "трехмерное" изображение параллелепипеда. Это единственное исключение из правил. Внутри любой фигуры могут помещаться другие элементы нотации.</text:p>
      <text:p text:style-name="P1">О линиях стоит сказать лишь то, что своими концами они должны соединяться с фигурами. На UML диаграммах вы не встретите линий, нарисованных "сами по себе" и не соединяющих фигуры. Применяется два типа линий - сплошная и пунктирная. Линии могут пересекаться, и хотя таких случаев следует по возможности избегать, в этом нет ничего страшного.</text:p>
      <text:p text:style-name="P1">Вообще же стоит сказать, что UML предоставляет исключительную свободу - можно рисовать что угодно и как вздумается, лишь бы можно было понять смысл созданных диаграмм. В изображении фигур и значков тоже нет каких-то жестких требований, и разработчики CASE-средств для UML-проектирования вовсю используют эту свободу, применяя различные стили рисования, заливку фигур цветом, тени и т. д.</text:p>
      <text:h text:style-name="Heading_20_2" text:outline-level="2">Семантика</text:h>
      <text:p text:style-name="Text_20_body"><text:span text:style-name="T15">Семантика</text:span><text:span text:style-name="T17"> – раздел языкознания, изучающий значение единиц языка, прежде всего его слов и словосочетаний. </text:span></text:p>
      <text:p text:style-name="Text_20_body"><text:span text:style-name="T15">Синтаксис</text:span><text:span text:style-name="T17"> – способы соединения слов и их форм в словосочетания и предложения, соединения предложений в сложные предложения, способы создания высказываний как части текста.</text:span></text:p>
      <text:p text:style-name="P4">Таким образом, применительно к UML, семантика и синтаксис определяют стиль изложения (построения моделей), который объединяет естественный и формальный языки для представления базовых понятий (элементов модели) и механизмов их расширения.</text:p>
      <text:h text:style-name="Heading_20_3" text:outline-level="3">Нотация  UML<text:span text:style-name="T21"> </text:span></text:h>
      <text:p text:style-name="P4">Нотация представляет собой графическую интерпретацию семантики для ее визуального представления. </text:p>
      <text:p text:style-name="P4"><text:bookmark text:name="Entity"/>В UML определено три <text:span text:style-name="T7">типа сущностей</text:span>:</text:p>
      <text:p text:style-name="P4">· <text:span text:style-name="T9">структурная – абстракция, являющаяся отражением концептуального или физического объекта;</text:span></text:p>
      <text:p text:style-name="P4">· <text:span text:style-name="T9">группирующая – элемент, используемый для некоторого смыслового объединения элементов диаграммы;</text:span></text:p>
      <text:p text:style-name="P4"><text:soft-page-break/>· <text:span text:style-name="T9">поясняющая (аннотационная) – комментарий к элементу диаграммы.</text:span></text:p>
      <text:p text:style-name="P4">В табл. 11.1 приведено краткое описание сущностей, используемых в графической нотации.</text:p>
      <text:p text:style-name="P4"> </text:p>
      <text:p text:style-name="P4">Таблица 11.1. Сущности </text:p>
      <text:p text:style-name="P4"> <text:bookmark text:name="table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Тип</text:p>
          </table:table-cell>
          <table:table-cell table:style-name="Table1.B1" office:value-type="string">
            <text:p text:style-name="P4">Наименование</text:p>
          </table:table-cell>
          <table:table-cell table:style-name="Table1.B1" office:value-type="string">
            <text:p text:style-name="P4">Обозначение</text:p>
          </table:table-cell>
          <table:table-cell table:style-name="Table1.B1" office:value-type="string">
            <text:p text:style-name="P4">Определение (семантика)</text:p>
          </table:table-cell>
        </table:table-row>
        <table:table-row>
          <table:table-cell table:style-name="Table1.A2" table:number-rows-spanned="9" office:value-type="string">
            <text:p text:style-name="P4">Структурная</text:p>
          </table:table-cell>
          <table:table-cell table:style-name="Table1.B2" office:value-type="string">
            <text:p text:style-name="P4">Класс </text:p>
            <text:p text:style-name="P4">(class)</text:p>
          </table:table-cell>
          <table:table-cell table:style-name="Table1.B2" office:value-type="string">
            <text:p text:style-name="P4"><draw:frame draw:style-name="fr1" draw:name="graphics2" text:anchor-type="as-char" svg:width="2.778cm" svg:height="3.44cm" draw:z-index="0"><draw:image xlink:href="../../Q6/UML_files/UML_Class.png" xlink:type="simple" xlink:show="embed" xlink:actuate="onLoad"/></draw:frame></text:p>
          </table:table-cell>
          <table:table-cell table:style-name="Table1.D2" office:value-type="string">
            <text:p text:style-name="P4">Множество объектов, имеющих общую структуру и поведение</text:p>
          </table:table-cell>
        </table:table-row>
        <table:table-row>
          <table:covered-table-cell/>
          <table:table-cell table:style-name="Table1.B2" office:value-type="string">
            <text:p text:style-name="P4">Объект</text:p>
            <text:p text:style-name="P4">(object)</text:p>
          </table:table-cell>
          <table:table-cell table:style-name="Table1.B2" office:value-type="string">
            <text:p text:style-name="P4"><draw:frame draw:style-name="fr1" draw:name="graphics3" text:anchor-type="as-char" svg:width="2.805cm" svg:height="3.466cm" draw:z-index="1"><draw:image xlink:href="../../Q6/UML_files/UML_Object.png" xlink:type="simple" xlink:show="embed" xlink:actuate="onLoad"/></draw:frame></text:p>
          </table:table-cell>
          <table:table-cell table:style-name="Table1.D3" office:value-type="string">
            <text:p text:style-name="P4"><text:span text:style-name="T18">а</text:span>бстракция реальной или воображаемой сущности с четко выраженными концептуальными границами, индивидуальностью (идентичностью), состоянием и поведением. С точки зрения UML объекты являются экземплярами класса (экземплярами сущности)</text:p>
          </table:table-cell>
        </table:table-row>
        <table:table-row>
          <table:covered-table-cell/>
          <table:table-cell table:style-name="Table1.B2" office:value-type="string">
            <text:p text:style-name="P4"><text:span text:style-name="T18">и</text:span>нтерфейс</text:p>
            <text:p text:style-name="P4">(interface)</text:p>
          </table:table-cell>
          <table:table-cell table:style-name="Table1.B2" office:value-type="string">
            <text:p text:style-name="P4"><draw:frame draw:style-name="fr1" draw:name="graphics4" text:anchor-type="as-char" svg:width="0.82cm" svg:height="0.794cm" draw:z-index="2"><draw:image xlink:href="../../Q6/UML_files/UML_Interface.png" xlink:type="simple" xlink:show="embed" xlink:actuate="onLoad"/></draw:frame></text:p>
            <text:p text:style-name="P4">iРасчет </text:p>
          </table:table-cell>
          <table:table-cell table:style-name="Table1.D4" office:value-type="string">
            <text:p text:style-name="P4"><text:span text:style-name="T18">с</text:span>овокупность операций, определяющая сервис (набор услуг), предоставляемый классом или компонентом</text:p>
          </table:table-cell>
        </table:table-row>
        <table:table-row>
          <table:covered-table-cell/>
          <table:table-cell table:style-name="Table1.B2" office:value-type="string">
            <text:p text:style-name="P4"><text:span text:style-name="T18">а</text:span>ктер</text:p>
            <text:p text:style-name="P4">(actor)</text:p>
          </table:table-cell>
          <table:table-cell table:style-name="Table1.B2" office:value-type="string">
            <text:p text:style-name="P4"><draw:frame draw:style-name="fr1" draw:name="graphics5" text:anchor-type="as-char" svg:width="0.926cm" svg:height="2.09cm" draw:z-index="3"><draw:image xlink:href="../../Q6/UML_files/UML_Actor.png" xlink:type="simple" xlink:show="embed" xlink:actuate="onLoad"/></draw:frame></text:p>
            <text:p text:style-name="P4">Инженер</text:p>
            <text:p text:style-name="P4">службы пути</text:p>
          </table:table-cell>
          <table:table-cell table:style-name="Table1.D5" office:value-type="string">
            <text:p text:style-name="P4"><text:span text:style-name="T19">в</text:span><text:span text:style-name="T20">нешняя по отношению к системе сущность, которая взаимодействует с системой и использует ее функциональные возможности для достижения определенных целей или решения частных задач. Таким образом актер – это внешний источник или приемник информации</text:span></text:p>
          </table:table-cell>
        </table:table-row>
        <table:table-row>
          <table:covered-table-cell/>
          <table:table-cell table:style-name="Table1.B2" office:value-type="string">
            <text:p text:style-name="P4"><text:span text:style-name="T18">в</text:span>ариант использования</text:p>
            <text:p text:style-name="P4">(use case)</text:p>
          </table:table-cell>
          <table:table-cell table:style-name="Table1.B2" office:value-type="string">
            <text:p text:style-name="P4"><draw:frame draw:style-name="fr1" draw:name="graphics6" text:anchor-type="as-char" svg:width="3.096cm" svg:height="2.223cm" draw:z-index="4"><draw:image xlink:href="../../Q6/UML_files/UML_UseCase.png" xlink:type="simple" xlink:show="embed" xlink:actuate="onLoad"/></draw:frame></text:p>
          </table:table-cell>
          <table:table-cell table:style-name="Table1.D6" office:value-type="string">
            <text:p text:style-name="P4"><text:span text:style-name="T18">о</text:span>писание последовательности выполняемых системой действий, которая <text:soft-page-break/>приводит к значимому для актера результату</text:p>
          </table:table-cell>
        </table:table-row>
        <table:table-row table:style-name="Table1.7">
          <table:covered-table-cell/>
          <table:table-cell table:style-name="Table1.B2" office:value-type="string">
            <text:p text:style-name="P4"><text:span text:style-name="T18">с</text:span>остояние</text:p>
            <text:p text:style-name="P4">(state)</text:p>
          </table:table-cell>
          <table:table-cell table:style-name="Table1.B2" office:value-type="string">
            <text:p text:style-name="P4"><draw:frame draw:style-name="fr1" draw:name="graphics7" text:anchor-type="as-char" svg:width="2.805cm" svg:height="1.111cm" draw:z-index="5"><draw:image xlink:href="../../Q6/UML_files/UML_State.png" xlink:type="simple" xlink:show="embed" xlink:actuate="onLoad"/></draw:frame></text:p>
          </table:table-cell>
          <table:table-cell table:style-name="Table1.D7" office:value-type="string">
            <text:p text:style-name="P4"><text:span text:style-name="T18">о</text:span>писание момента в ходе жизни сущности, когда она удовлетворяет некоторому условию, выполняет некоторую деятельность или ждет наступления некоторого события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4"><text:bookmark text:name="Coloboration"/><text:span text:style-name="T18">к</text:span>ооперация</text:p>
            <text:p text:style-name="P4">(collaboration)</text:p>
          </table:table-cell>
          <table:table-cell table:style-name="Table1.B2" office:value-type="string">
            <text:p text:style-name="P4"><draw:frame draw:style-name="fr1" draw:name="graphics8" text:anchor-type="as-char" svg:width="3.201cm" svg:height="2.275cm" draw:z-index="6"><draw:image xlink:href="../../Q6/UML_files/UML_Collaboration.png" xlink:type="simple" xlink:show="embed" xlink:actuate="onLoad"/></draw:frame></text:p>
          </table:table-cell>
          <table:table-cell table:style-name="Table1.D8" office:value-type="string">
            <text:p text:style-name="P4"><text:span text:style-name="T18">о</text:span>писание совокупности экземпляров актеров, объектов и их взаимодействия в процессе решения некоторой задачи</text:p>
          </table:table-cell>
        </table:table-row>
        <table:table-row table:style-name="Table1.9">
          <table:covered-table-cell/>
          <table:table-cell table:style-name="Table1.B2" office:value-type="string">
            <text:p text:style-name="P4"><text:span text:style-name="T18">к</text:span>омпонент</text:p>
            <text:p text:style-name="P4">(component)</text:p>
          </table:table-cell>
          <table:table-cell table:style-name="Table1.B2" office:value-type="string">
            <text:p text:style-name="P4"><draw:frame draw:style-name="fr1" draw:name="graphics9" text:anchor-type="as-char" svg:width="3.016cm" svg:height="1.773cm" draw:z-index="7"><draw:image xlink:href="../../Q6/UML_files/UML_Component.png" xlink:type="simple" xlink:show="embed" xlink:actuate="onLoad"/></draw:frame></text:p>
          </table:table-cell>
          <table:table-cell table:style-name="Table1.D9" office:value-type="string">
            <text:p text:style-name="P4"><text:span text:style-name="T18">ф</text:span>изическая часть системы (файл), в том числе модули системы, обеспечивающие реализацию согласованного набора интерфейсов</text:p>
          </table:table-cell>
        </table:table-row>
        <table:table-row table:style-name="Table1.10">
          <table:covered-table-cell/>
          <table:table-cell table:style-name="Table1.B2" office:value-type="string">
            <text:p text:style-name="P4"><text:span text:style-name="T18">у</text:span>зел </text:p>
            <text:p text:style-name="P4">(node)</text:p>
          </table:table-cell>
          <table:table-cell table:style-name="Table1.B2" office:value-type="string">
            <text:p text:style-name="P4"><draw:frame draw:style-name="fr1" draw:name="graphics10" text:anchor-type="as-char" svg:width="2.778cm" svg:height="1.482cm" draw:z-index="8"><draw:image xlink:href="../../Q6/UML_files/UML_Node.png" xlink:type="simple" xlink:show="embed" xlink:actuate="onLoad"/></draw:frame></text:p>
          </table:table-cell>
          <table:table-cell table:style-name="Table1.D10" office:value-type="string">
            <text:p text:style-name="P4"><text:span text:style-name="T18">ф</text:span>изическая часть системы (компьютер, принтер и т. д.), предоставляющая ресурсы для решения задачи</text:p>
          </table:table-cell>
        </table:table-row>
        <table:table-row table:style-name="Table1.11">
          <table:table-cell table:style-name="Table1.A2" office:value-type="string">
            <text:p text:style-name="P4">Группирующая</text:p>
          </table:table-cell>
          <table:table-cell table:style-name="Table1.B2" office:value-type="string">
            <text:p text:style-name="P4">Пакет</text:p>
            <text:p text:style-name="P4">(packages)</text:p>
          </table:table-cell>
          <table:table-cell table:style-name="Table1.B2" office:value-type="string">
            <text:p text:style-name="P4"><draw:frame draw:style-name="fr1" draw:name="graphics11" text:anchor-type="as-char" svg:width="2.487cm" svg:height="1.455cm" draw:z-index="9"><draw:image xlink:href="../../Q6/UML_files/UML_Package.png" xlink:type="simple" xlink:show="embed" xlink:actuate="onLoad"/></draw:frame></text:p>
          </table:table-cell>
          <table:table-cell table:style-name="Table1.D11" office:value-type="string">
            <text:p text:style-name="P4">Общий механизм группировки элементов.</text:p>
            <text:p text:style-name="P4">В отличие от компонента, пакет – чисто концептуальное (абстрактное) понятие. Частными случаями пакета являются система и модель</text:p>
          </table:table-cell>
        </table:table-row>
        <table:table-row table:style-name="Table1.11">
          <table:table-cell table:style-name="Table1.A2" office:value-type="string">
            <text:p text:style-name="P4">Поясняющая</text:p>
          </table:table-cell>
          <table:table-cell table:style-name="Table1.B2" office:value-type="string">
            <text:p text:style-name="P4">Примечание</text:p>
            <text:p text:style-name="P4">(comment)</text:p>
          </table:table-cell>
          <table:table-cell table:style-name="Table1.B2" office:value-type="string">
            <text:p text:style-name="P4"><draw:frame draw:style-name="fr1" draw:name="graphics12" text:anchor-type="as-char" svg:width="2.752cm" svg:height="1.879cm" draw:z-index="10"><draw:image xlink:href="../../Q6/UML_files/UML_Comment.png" xlink:type="simple" xlink:show="embed" xlink:actuate="onLoad"/></draw:frame></text:p>
          </table:table-cell>
          <table:table-cell table:style-name="Table1.D12" office:value-type="string">
            <text:p text:style-name="P4">Комментарий к элементу</text:p>
          </table:table-cell>
        </table:table-row>
      </table:table>
      <text:p text:style-name="P4"> </text:p>
      <text:p text:style-name="Text_20_body"><text:span text:style-name="T17">В некоторых источниках, в частности [</text:span><text:a xlink:type="simple" xlink:href="http://edu.dvgups.ru/METDOC/GDTRAN/YAT/ITIS/PROEK_INF_SIS/METOD/UMK_DO/frame/UMK_DO/M11/Literatura.htm#lit24">24</text:a><text:span text:style-name="T17">, </text:span><text:a xlink:type="simple" xlink:href="http://edu.dvgups.ru/METDOC/GDTRAN/YAT/ITIS/PROEK_INF_SIS/METOD/UMK_DO/frame/UMK_DO/M11/Literatura.htm#lit29">29</text:a><text:span text:style-name="T17">], выделяют также поведенческие сущности </text:span><text:span text:style-name="T16">взаимодействия</text:span><text:span text:style-name="T17"> и </text:span><text:span text:style-name="T16">конечные автоматы</text:span><text:span text:style-name="T17">, но с логической точки зрения их следует отнести к диаграммам.</text:span></text:p>
      <text:p text:style-name="P4"><text:bookmark text:name="RS"/>В табл. 11.2 приведено описание всех видов <text:span text:style-name="T7">отношений</text:span> UML, используемых на диаграммах для указания связей между сущностями.</text:p>
      <text:p text:style-name="P4"> </text:p>
      <text:p text:style-name="P4"><text:soft-page-break/>Таблица 11.2. Отношения </text:p>
      <text:p text:style-name="P4"><text:bookmark text:name="table2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Наименование</text:p>
          </table:table-cell>
          <table:table-cell table:style-name="Table2.B1" office:value-type="string">
            <text:p text:style-name="P4">Обозначение</text:p>
          </table:table-cell>
          <table:table-cell table:style-name="Table2.B1" office:value-type="string">
            <text:p text:style-name="P4">Определение (семантика)</text:p>
          </table:table-cell>
        </table:table-row>
        <table:table-row>
          <table:table-cell table:style-name="Table2.A2" office:value-type="string">
            <text:p text:style-name="P4">Ассоциация (association)</text:p>
          </table:table-cell>
          <table:table-cell table:style-name="Table2.B2" office:value-type="string">
            <text:p text:style-name="P4"><draw:frame draw:style-name="fr1" draw:name="graphics13" text:anchor-type="as-char" svg:width="3.201cm" svg:height="1.191cm" draw:z-index="11"><draw:image xlink:href="../../Q6/UML_files/UML_Relationship_Association.png" xlink:type="simple" xlink:show="embed" xlink:actuate="onLoad"/></draw:frame></text:p>
          </table:table-cell>
          <table:table-cell table:style-name="Table2.B2" office:value-type="string">
            <text:p text:style-name="P4">Отношение, описывающее значимую связь между двумя и более сущностями. Наиболее общий вид отношения</text:p>
          </table:table-cell>
        </table:table-row>
        <table:table-row>
          <table:table-cell table:style-name="Table2.A2" office:value-type="string">
            <text:p text:style-name="P4">Агрегация (aggregation)</text:p>
          </table:table-cell>
          <table:table-cell table:style-name="Table2.B2" office:value-type="string">
            <text:p text:style-name="P4"><draw:frame draw:style-name="fr1" draw:name="graphics14" text:anchor-type="as-char" svg:width="3.175cm" svg:height="0.979cm" draw:z-index="12"><draw:image xlink:href="../../Q6/UML_files/UML_Relationship_Aggregation.png" xlink:type="simple" xlink:show="embed" xlink:actuate="onLoad"/></draw:frame></text:p>
          </table:table-cell>
          <table:table-cell table:style-name="Table2.B2" office:value-type="string">
            <text:p text:style-name="P4">Подвид ассоциации, описывающей связь «часть»–«целое», в котором «часть» может существовать отдельно от «целого». Ромб указывается со стороны «целого». Отношение указывается только между сущностями одного типа</text:p>
          </table:table-cell>
        </table:table-row>
        <table:table-row>
          <table:table-cell table:style-name="Table2.A2" office:value-type="string">
            <text:p text:style-name="P4">Композиция (composition)</text:p>
          </table:table-cell>
          <table:table-cell table:style-name="Table2.B2" office:value-type="string">
            <text:p text:style-name="P4"><draw:frame draw:style-name="fr1" draw:name="graphics15" text:anchor-type="as-char" svg:width="3.149cm" svg:height="0.953cm" draw:z-index="13"><draw:image xlink:href="../../Q6/UML_files/UML_Relationship_Composition.png" xlink:type="simple" xlink:show="embed" xlink:actuate="onLoad"/></draw:frame></text:p>
          </table:table-cell>
          <table:table-cell table:style-name="Table2.B2" office:value-type="string">
            <text:p text:style-name="P4">Подвид агрегации, в которой «части» не могут существовать отдельно от «целого». Как правило,  «части» создаются и уничтожаются одновременно с «целым»</text:p>
          </table:table-cell>
        </table:table-row>
        <table:table-row>
          <table:table-cell table:style-name="Table2.A2" office:value-type="string">
            <text:p text:style-name="P4">Зависимость (dependency)</text:p>
          </table:table-cell>
          <table:table-cell table:style-name="Table2.B2" office:value-type="string">
            <text:p text:style-name="P4"><draw:frame draw:style-name="fr1" draw:name="graphics16" text:anchor-type="as-char" svg:width="3.122cm" svg:height="0.794cm" draw:z-index="14"><draw:image xlink:href="../../Q6/UML_files/UML_Relationship_Dependency.png" xlink:type="simple" xlink:show="embed" xlink:actuate="onLoad"/></draw:frame></text:p>
          </table:table-cell>
          <table:table-cell table:style-name="Table2.B2" office:value-type="string">
            <text:p text:style-name="P4">Отношение между двумя сущностями, в котором изменение в одной сущности (независимой) может влиять на состояние или поведение другой сущности (зависимой). Со стороны стрелки указывается независимая сущность</text:p>
          </table:table-cell>
        </table:table-row>
        <table:table-row>
          <table:table-cell table:style-name="Table2.A2" office:value-type="string">
            <text:p text:style-name="P4">Обобщение (generalization)</text:p>
          </table:table-cell>
          <table:table-cell table:style-name="Table2.B2" office:value-type="string">
            <text:p text:style-name="P4"><draw:frame draw:style-name="fr1" draw:name="graphics17" text:anchor-type="as-char" svg:width="2.672cm" svg:height="0.476cm" draw:z-index="15"><draw:image xlink:href="../../Q6/UML_files/UML_Relationship_Generalization.png" xlink:type="simple" xlink:show="embed" xlink:actuate="onLoad"/></draw:frame></text:p>
          </table:table-cell>
          <table:table-cell table:style-name="Table2.B2" office:value-type="string">
            <text:p text:style-name="P4">Отношение между обобщенной сущностью (предком, родителем) и специализированной сущностью (потомком, дочкой). Треугольник указывается со стороны родителя. Отношение указывается только между сущностями одного типа</text:p>
          </table:table-cell>
        </table:table-row>
        <table:table-row>
          <table:table-cell table:style-name="Table2.A2" office:value-type="string">
            <text:p text:style-name="P4">Реализация (realization)</text:p>
          </table:table-cell>
          <table:table-cell table:style-name="Table2.B2" office:value-type="string">
            <text:p text:style-name="P4"><draw:frame draw:style-name="fr1" draw:name="graphics18" text:anchor-type="as-char" svg:width="3.334cm" svg:height="0.82cm" draw:z-index="16"><draw:image xlink:href="../../Q6/UML_files/UML_Relationship_Realization.png" xlink:type="simple" xlink:show="embed" xlink:actuate="onLoad"/></draw:frame></text:p>
          </table:table-cell>
          <table:table-cell table:style-name="Table2.B2" office:value-type="string">
            <text:p text:style-name="P4">Отношение между сущностями, где одна сущность определяет действие, которое другая сущность обязуется выполнить. Отношения используются в двух случаях: между интерфейсами и классами (или компонентами), между вариантами использования и кооперациями. Со стороны стрелки указывается сущность, определяющее действие (интерфейс или вариант использования) </text:p>
          </table:table-cell>
        </table:table-row>
      </table:table>
      <text:p text:style-name="P4"> </text:p>
      <text:p text:style-name="P4">Для ассоциации, агрегации и композиции может указываться <text:span text:style-name="T7">кратность</text:span> (англ. multiplicity), характеризующая общее количество экземпляров сущностей, участвующих в отношении. Она, как правило, указывается с каждой стороны отношения около соответствующей сущности. Кратность может указываться следующими способами:</text:p>
      <text:p text:style-name="P4">· <text:span text:style-name="T9">* – любое количество экземпляров, в том числе и ни одного;</text:span></text:p>
      <text:p text:style-name="P4"><text:soft-page-break/>· <text:span text:style-name="T9">целое неотрицательное число – кратность строго фиксирована и равна указанному числу (например: 1, 2 или 5);</text:span></text:p>
      <text:p text:style-name="P4">· <text:span text:style-name="T9">диапазон целых неотрицательных чисел «первое число .. второе число» (например: 1..5, 2..10 или 0..5);</text:span></text:p>
      <text:p text:style-name="P4">· <text:span text:style-name="T9">диапазон чисел от конкретного начального значения до произвольного конечного «первое число .. *» (например: 1..*, 5..* или 0..*);</text:span></text:p>
      <text:p text:style-name="P4">· <text:span text:style-name="T9">перечисление целых неотрицательных чисел и диапазонов через запятую (например: 1, 3..5, 10, 15..*).</text:span></text:p>
      <text:p text:style-name="P4">Если кратность не указана, то принимается ее значение, равное 1. Кратность экземпляров сущностей, участвующих в зависимости, обобщении и реализации, всегда принимается равной 1.</text:p>
      <text:p text:style-name="P4"><text:bookmark text:name="MR"/>В табл. 11.3 приведено описание <text:span text:style-name="T7">механизмов расширения</text:span>, применяемых для уточнения семантики сущностей и отношений. В общем случае, механизм расширения представляет собой строку текста, заключенную в скобки или кавычки.</text:p>
      <text:p text:style-name="P4"> </text:p>
      <text:p text:style-name="P4">Таблица 11.3. Механизмы расширения </text:p>
      <text:p text:style-name="P4"><text:bookmark text:name="table4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">Наименование</text:p>
          </table:table-cell>
          <table:table-cell table:style-name="Table3.B1" office:value-type="string">
            <text:p text:style-name="P4">Обозначение</text:p>
          </table:table-cell>
          <table:table-cell table:style-name="Table3.B1" office:value-type="string">
            <text:p text:style-name="P4">Определение (семантика)</text:p>
          </table:table-cell>
        </table:table-row>
        <table:table-row>
          <table:table-cell table:style-name="Table3.A1" office:value-type="string">
            <text:p text:style-name="P4">Стереотип</text:p>
            <text:p text:style-name="P4">(stereotype)</text:p>
          </table:table-cell>
          <table:table-cell table:style-name="Table3.B1" office:value-type="string">
            <text:p text:style-name="P4">« »</text:p>
          </table:table-cell>
          <table:table-cell table:style-name="Table3.B1" office:value-type="string">
            <text:p text:style-name="P4">Обозначение, уточняющее семантику элемента нотации (например: зависимость со стереотипом «include» рассматривается, как отношение включения, а класс со стереотипом «boundary» – граничный класс)</text:p>
          </table:table-cell>
        </table:table-row>
        <table:table-row>
          <table:table-cell table:style-name="Table3.A1" office:value-type="string">
            <text:p text:style-name="P4">Сторожевое условие</text:p>
            <text:p text:style-name="P4">(guard condition)</text:p>
          </table:table-cell>
          <table:table-cell table:style-name="Table3.B1" office:value-type="string">
            <text:p text:style-name="P4">[  ]</text:p>
          </table:table-cell>
          <table:table-cell table:style-name="Table3.B1" office:value-type="string">
            <text:p text:style-name="P4">Логическое условие (например: [A &gt; B] или [идентификация выполнена])</text:p>
          </table:table-cell>
        </table:table-row>
        <table:table-row>
          <table:table-cell table:style-name="Table3.A1" office:value-type="string">
            <text:p text:style-name="P4">Ограничение</text:p>
            <text:p text:style-name="P4"> (constraint)</text:p>
          </table:table-cell>
          <table:table-cell table:style-name="Table3.B1" office:value-type="string">
            <text:p text:style-name="P4">{  }</text:p>
          </table:table-cell>
          <table:table-cell table:style-name="Table3.B1" office:value-type="string">
            <text:p text:style-name="P4">Правило, ограничивающее семантику элемента модели (например, {время выполнения менее 10 мс})</text:p>
          </table:table-cell>
        </table:table-row>
        <table:table-row>
          <table:table-cell table:style-name="Table3.A1" office:value-type="string">
            <text:p text:style-name="P4">Помеченное значение </text:p>
            <text:p text:style-name="P4">(tagged value)</text:p>
          </table:table-cell>
          <table:table-cell table:style-name="Table3.B1" office:value-type="string">
            <text:p text:style-name="P4">{  }</text:p>
          </table:table-cell>
          <table:table-cell table:style-name="Table3.B1" office:value-type="string">
            <text:p text:style-name="P4">Новое или уточняющее свойство элемента нотации (например: {version = 3.2})</text:p>
          </table:table-cell>
        </table:table-row>
      </table:table>
      <text:p text:style-name="P4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15:05.14</meta:creation-date>
    <dc:date>2012-07-11T00:53:00.61</dc:date>
    <meta:editing-duration>P0D</meta:editing-duration>
    <meta:editing-cycles>2</meta:editing-cycles>
    <meta:generator>LibreOffice/3.5$Windows_x86 LibreOffice_project/165a79a-7059095-e13bb37-fef39a4-9503d18</meta:generator>
    <meta:document-statistic meta:table-count="3" meta:image-count="17" meta:object-count="0" meta:page-count="6" meta:paragraph-count="152" meta:word-count="1274" meta:character-count="9484" meta:non-whitespace-character-count="8957"/>
  </office:meta>
</office:document-meta>
</file>